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Gothic" svg:font-family="IPAGothic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0bce8d" officeooo:paragraph-rsid="000bce8d"/>
    </style:style>
    <style:style style:name="P2" style:family="paragraph" style:parent-style-name="Standard">
      <style:text-properties officeooo:rsid="000bce8d" officeooo:paragraph-rsid="0011058d"/>
    </style:style>
    <style:style style:name="P3" style:family="paragraph" style:parent-style-name="Standard">
      <style:text-properties officeooo:rsid="000d1771" officeooo:paragraph-rsid="0011058d"/>
    </style:style>
    <style:style style:name="P4" style:family="paragraph" style:parent-style-name="Standard">
      <style:text-properties officeooo:rsid="0011058d" officeooo:paragraph-rsid="0011058d"/>
    </style:style>
    <style:style style:name="P5" style:family="paragraph" style:parent-style-name="Standard">
      <style:text-properties officeooo:rsid="001154bf" officeooo:paragraph-rsid="001154bf"/>
    </style:style>
    <style:style style:name="P6" style:family="paragraph" style:parent-style-name="Standard">
      <style:text-properties officeooo:rsid="0013504e" officeooo:paragraph-rsid="0013504e"/>
    </style:style>
    <style:style style:name="P7" style:family="paragraph" style:parent-style-name="Standard">
      <style:text-properties officeooo:rsid="0014c5f3" officeooo:paragraph-rsid="0014c5f3"/>
    </style:style>
    <style:style style:name="P8" style:family="paragraph" style:parent-style-name="Standard">
      <style:text-properties officeooo:rsid="0016e42e" officeooo:paragraph-rsid="0016e42e"/>
    </style:style>
    <style:style style:name="T1" style:family="text">
      <style:text-properties officeooo:rsid="000bce8d"/>
    </style:style>
    <style:style style:name="T2" style:family="text">
      <style:text-properties officeooo:rsid="000e725e"/>
    </style:style>
    <style:style style:name="T3" style:family="text">
      <style:text-properties officeooo:rsid="00108c27"/>
    </style:style>
    <style:style style:name="T4" style:family="text">
      <style:text-properties officeooo:rsid="001154bf"/>
    </style:style>
    <style:style style:name="T5" style:family="text">
      <style:text-properties officeooo:rsid="0013504e"/>
    </style:style>
    <style:style style:name="T6" style:family="text">
      <style:text-properties officeooo:rsid="00162e98"/>
    </style:style>
    <style:style style:name="T7" style:family="text">
      <style:text-properties officeooo:rsid="0016e4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ep <text:span text:style-name="T1">one set up development server. (Can be local or a remote server): </text:span><text:span text:style-name="T2">1 Week</text:span></text:p>
      <text:p text:style-name="Standard"/>
      <text:p text:style-name="P1">Step two create the upload system. <text:span text:style-name="T2">PHP probably:<text:tab/></text:span><text:span text:style-name="T3">2 Weeks </text:span></text:p>
      <text:p text:style-name="P7">Upload <text:span text:style-name="T6">system for the </text:span><text:span text:style-name="T7">to transfer files from client to server</text:span></text:p>
      <text:p text:style-name="P1"/>
      <text:p text:style-name="P2">Step three, create the verification system and security measures. <text:span text:style-name="T2">Also PHP: </text:span><text:span text:style-name="T5">4</text:span><text:span text:style-name="T3"> Weeks </text:span></text:p>
      <text:p text:style-name="P6">ffmpeg will need to be installed on server. </text:p>
      <text:p text:style-name="P5"/>
      <text:p text:style-name="P1"/>
      <text:p text:style-name="P3">Step four, create the interactive GUI.　<text:span text:style-name="T2">HTML and possibly Javascript:　</text:span><text:span text:style-name="T3">2 Weeks </text:span></text:p>
      <text:p text:style-name="P4">This step will require the code that runs on the client this will be made in HTML as that is the language that web-browers understand. <text:span text:style-name="T4">Javascript will probably not be necessary.</text:span></text:p>
      <text:p text:style-name="P4"/>
      <text:p text:style-name="P8">Messaging system.</text:p>
      <text:p text:style-name="P8"/>
      <text:p text:style-name="P8">Delete system. 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Gothic" svg:font-family="IPAGothic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IPAGothic" style:font-family-asian="IPA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8T10:33:12.372941309</meta:creation-date>
    <dc:date>2020-04-30T15:32:31.247867552</dc:date>
    <meta:editing-duration>PT21H9M57S</meta:editing-duration>
    <meta:editing-cycles>7</meta:editing-cycles>
    <meta:generator>LibreOffice/6.4.3.2$Linux_X86_64 LibreOffice_project/40$Build-2</meta:generator>
    <meta:document-statistic meta:table-count="0" meta:image-count="0" meta:object-count="0" meta:page-count="1" meta:paragraph-count="9" meta:word-count="104" meta:character-count="609" meta:non-whitespace-character-count="509"/>
  </office:meta>
</office:document-meta>
</file>